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_Charge_DebitFourni" table:style-name="ta1">
        <table:shapes>
          <draw:frame draw:z-index="0" draw:style-name="gr1" draw:text-style-name="P1" svg:width="199.81mm" svg:height="131.75mm" svg:x="36.88mm" svg:y="1.06mm">
            <loext:p draw:notify-on-update-of-ranges="Graph_Charge_DebitFourni.A1:Graph_Charge_DebitFourni.A1 Graph_Charge_DebitFourni.A2:Graph_Charge_DebitFourni.A30 Graph_Charge_DebitFourni.B1:Graph_Charge_DebitFourni.B1 Graph_Charge_DebitFourni.B2:Graph_Charge_DebitFourni.B30 Graph_Charge_DebitFourni.A1:Graph_Charge_DebitFourni.A1 Graph_Charge_DebitFourni.A2:Graph_Charge_DebitFourni.A30 Graph_Charge_DebitFourni.C1:Graph_Charge_DebitFourni.C1 Graph_Charge_DebitFourni.C2:Graph_Charge_DebitFourni.C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MaxS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.2" calcext:value-type="float">
            <text:p>99,2</text:p>
          </table:table-cell>
          <table:table-cell office:value-type="float" office:value="99.6" calcext:value-type="float">
            <text:p>99,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48.4" calcext:value-type="float">
            <text:p>148,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.8" calcext:value-type="float">
            <text:p>198,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.4" calcext:value-type="float">
            <text:p>248,4</text:p>
          </table:table-cell>
          <table:table-cell office:value-type="float" office:value="248.8" calcext:value-type="float">
            <text:p>248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.4" calcext:value-type="float">
            <text:p>296,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5.2" calcext:value-type="float">
            <text:p>345,2</text:p>
          </table:table-cell>
          <table:table-cell office:value-type="float" office:value="346.4" calcext:value-type="float">
            <text:p>346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6" calcext:value-type="float">
            <text:p>396</text:p>
          </table:table-cell>
          <table:table-cell office:value-type="float" office:value="396.4" calcext:value-type="float">
            <text:p>396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6.4" calcext:value-type="float">
            <text:p>446,4</text:p>
          </table:table-cell>
          <table:table-cell office:value-type="float" office:value="444.8" calcext:value-type="float">
            <text:p>444,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4.8" calcext:value-type="float">
            <text:p>494,8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4.8" calcext:value-type="float">
            <text:p>544,8</text:p>
          </table:table-cell>
          <table:table-cell office:value-type="float" office:value="546.4" calcext:value-type="float">
            <text:p>546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7.8" calcext:value-type="float">
            <text:p>587,8</text:p>
          </table:table-cell>
          <table:table-cell office:value-type="float" office:value="594.8" calcext:value-type="float">
            <text:p>594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5.2" calcext:value-type="float">
            <text:p>595,2</text:p>
          </table:table-cell>
          <table:table-cell office:value-type="float" office:value="642.6" calcext:value-type="float">
            <text:p>642,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2.4" calcext:value-type="float">
            <text:p>602,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5" calcext:value-type="float">
            <text:p>615</text:p>
          </table:table-cell>
          <table:table-cell office:value-type="float" office:value="741.4" calcext:value-type="float">
            <text:p>741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7.4" calcext:value-type="float">
            <text:p>607,4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3.2" calcext:value-type="float">
            <text:p>613,2</text:p>
          </table:table-cell>
          <table:table-cell office:value-type="float" office:value="840.6" calcext:value-type="float">
            <text:p>840,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7.6" calcext:value-type="float">
            <text:p>607,6</text:p>
          </table:table-cell>
          <table:table-cell office:value-type="float" office:value="852.4" calcext:value-type="float">
            <text:p>852,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1.8" calcext:value-type="float">
            <text:p>611,8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6" calcext:value-type="float">
            <text:p>606</text:p>
          </table:table-cell>
          <table:table-cell office:value-type="float" office:value="860.6" calcext:value-type="float">
            <text:p>860,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3.6" calcext:value-type="float">
            <text:p>613,6</text:p>
          </table:table-cell>
          <table:table-cell office:value-type="float" office:value="862.6" calcext:value-type="float">
            <text:p>862,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7.8" calcext:value-type="float">
            <text:p>607,8</text:p>
          </table:table-cell>
          <table:table-cell office:value-type="float" office:value="863.4" calcext:value-type="float">
            <text:p>863,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2.2" calcext:value-type="float">
            <text:p>612,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8" calcext:value-type="float">
            <text:p>608</text:p>
          </table:table-cell>
          <table:table-cell office:value-type="float" office:value="865.4" calcext:value-type="float">
            <text:p>865,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1" calcext:value-type="float">
            <text:p>611</text:p>
          </table:table-cell>
          <table:table-cell office:value-type="float" office:value="866.2" calcext:value-type="float">
            <text:p>866,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7" calcext:value-type="float">
            <text:p>607</text:p>
          </table:table-cell>
          <table:table-cell office:value-type="float" office:value="866.4" calcext:value-type="float">
            <text:p>866,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1" calcext:value-type="float">
            <text:p>61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8.8" calcext:value-type="float">
            <text:p>608,8</text:p>
          </table:table-cell>
          <table:table-cell office:value-type="float" office:value="866.6" calcext:value-type="float">
            <text:p>866,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9" calcext:value-type="float">
            <text:p>609</text:p>
          </table:table-cell>
          <table:table-cell office:value-type="float" office:value="867.4" calcext:value-type="float">
            <text:p>867,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7.6" calcext:value-type="float">
            <text:p>607,6</text:p>
          </table:table-cell>
          <table:table-cell office:value-type="float" office:value="867.6" calcext:value-type="float">
            <text:p>867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30T18:33:18.714264751</dc:date>
    <meta:editing-duration>PT2M37S</meta:editing-duration>
    <meta:editing-cycles>1</meta:editing-cycles>
    <meta:document-statistic meta:table-count="1" meta:cell-count="8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82cm" svg:height="13.176cm" xlink:href=".." xlink:type="simple" chart:class="chart:scatter" chart:style-name="ch1">
        <chart:legend chart:legend-position="end" svg:x="17.262cm" svg:y="6.04cm" style:legend-expansion="high" chart:style-name="ch2"/>
        <chart:plot-area chart:style-name="ch3" table:cell-range-address="Graph_Charge_DebitFourni.A1:Graph_Charge_DebitFourni.C30" chart:data-source-has-labels="row" svg:x="1.41cm" svg:y="0.263cm" svg:width="15.453cm" svg:height="11.669cm">
          <chartooo:coordinate-region svg:x="2.217cm" svg:y="0.462cm" svg:width="14.274cm" svg:height="10.823cm"/>
          <chart:axis chart:dimension="x" chart:name="primary-x" chart:style-name="ch4">
            <chart:title svg:x="6.975cm" svg:y="12.195cm" chart:style-name="ch5">
              <text:p>Charge (nombre d'utilisateur)</text:p>
            </chart:title>
          </chart:axis>
          <chart:axis chart:dimension="y" chart:name="primary-y" chart:style-name="ch4">
            <chart:title svg:x="0.451cm" svg:y="6.988cm" chart:style-name="ch6">
              <text:p>Débit fourni</text:p>
            </chart:title>
            <chart:grid chart:style-name="ch7" chart:class="major"/>
          </chart:axis>
          <chart:series chart:style-name="ch8" chart:values-cell-range-address="Graph_Charge_DebitFourni.B2:Graph_Charge_DebitFourni.B30" chart:label-cell-address="Graph_Charge_DebitFourni.B1:Graph_Charge_DebitFourni.B1" chart:class="chart:scatter">
            <chart:domain table:cell-range-address="Graph_Charge_DebitFourni.A2:Graph_Charge_DebitFourni.A30"/>
            <chart:data-point chart:repeated="29"/>
          </chart:series>
          <chart:series chart:style-name="ch9" chart:values-cell-range-address="Graph_Charge_DebitFourni.C2:Graph_Charge_DebitFourni.C30" chart:label-cell-address="Graph_Charge_DebitFourni.C1:Graph_Charge_DebitFourni.C1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R</text:p>
                <draw:g>
                  <svg:desc>Graph_Charge_DebitFourni.B1:Graph_Charge_DebitFourni.B1</svg:desc>
                </draw:g>
              </table:table-cell>
              <table:table-cell office:value-type="string">
                <text:p>MaxSNR</text:p>
                <draw:g>
                  <svg:desc>Graph_Charge_DebitFourni.C1:Graph_Charge_DebitFourni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_Charge_DebitFourni.A2:Graph_Charge_DebitFourni.A30</svg:desc>
                </draw:g>
              </table:table-cell>
              <table:table-cell office:value-type="float" office:value="99.2">
                <text:p>99.2</text:p>
                <draw:g>
                  <svg:desc>Graph_Charge_DebitFourni.B2:Graph_Charge_DebitFourni.B30</svg:desc>
                </draw:g>
              </table:table-cell>
              <table:table-cell office:value-type="float" office:value="99.6">
                <text:p>99.6</text:p>
                <draw:g>
                  <svg:desc>Graph_Charge_DebitFourni.C2:Graph_Charge_DebitFourni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98.8">
                <text:p>198.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48.4">
                <text:p>248.4</text:p>
              </table:table-cell>
              <table:table-cell office:value-type="float" office:value="248.8">
                <text:p>24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96.4">
                <text:p>296.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5.2">
                <text:p>345.2</text:p>
              </table:table-cell>
              <table:table-cell office:value-type="float" office:value="346.4">
                <text:p>346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96">
                <text:p>396</text:p>
              </table:table-cell>
              <table:table-cell office:value-type="float" office:value="396.4">
                <text:p>39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46.4">
                <text:p>446.4</text:p>
              </table:table-cell>
              <table:table-cell office:value-type="float" office:value="444.8">
                <text:p>444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94.8">
                <text:p>494.8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44.8">
                <text:p>544.8</text:p>
              </table:table-cell>
              <table:table-cell office:value-type="float" office:value="546.4">
                <text:p>546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87.8">
                <text:p>587.8</text:p>
              </table:table-cell>
              <table:table-cell office:value-type="float" office:value="594.8">
                <text:p>59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95.2">
                <text:p>595.2</text:p>
              </table:table-cell>
              <table:table-cell office:value-type="float" office:value="642.6">
                <text:p>642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02.4">
                <text:p>602.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15">
                <text:p>615</text:p>
              </table:table-cell>
              <table:table-cell office:value-type="float" office:value="741.4">
                <text:p>74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607.4">
                <text:p>607.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13.2">
                <text:p>613.2</text:p>
              </table:table-cell>
              <table:table-cell office:value-type="float" office:value="840.6">
                <text:p>84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607.6">
                <text:p>607.6</text:p>
              </table:table-cell>
              <table:table-cell office:value-type="float" office:value="852.4">
                <text:p>85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611.8">
                <text:p>611.8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06">
                <text:p>606</text:p>
              </table:table-cell>
              <table:table-cell office:value-type="float" office:value="860.6">
                <text:p>86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13.6">
                <text:p>613.6</text:p>
              </table:table-cell>
              <table:table-cell office:value-type="float" office:value="862.6">
                <text:p>862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607.8">
                <text:p>607.8</text:p>
              </table:table-cell>
              <table:table-cell office:value-type="float" office:value="863.4">
                <text:p>86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612.2">
                <text:p>612.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08">
                <text:p>608</text:p>
              </table:table-cell>
              <table:table-cell office:value-type="float" office:value="865.4">
                <text:p>865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11">
                <text:p>611</text:p>
              </table:table-cell>
              <table:table-cell office:value-type="float" office:value="866.2">
                <text:p>866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07">
                <text:p>607</text:p>
              </table:table-cell>
              <table:table-cell office:value-type="float" office:value="866.4">
                <text:p>86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11">
                <text:p>61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608.8">
                <text:p>608.8</text:p>
              </table:table-cell>
              <table:table-cell office:value-type="float" office:value="866.6">
                <text:p>86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609">
                <text:p>609</text:p>
              </table:table-cell>
              <table:table-cell office:value-type="float" office:value="867.4">
                <text:p>867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607.6">
                <text:p>607.6</text:p>
              </table:table-cell>
              <table:table-cell office:value-type="float" office:value="867.6">
                <text:p>86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